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17c164" officeooo:paragraph-rsid="0017c1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熬過存錢罐突起像阿信曲蛾</text:p>
      <text:p text:style-name="Standard">搜尋凹蛾開啓笑傲</text:p>
      <text:p text:style-name="P1">lwrflerjglker’ngneg’e</text:p>
      <text:p text:style-name="P1">lknblfdnbld</text:p>
      <text:p text:style-name="P1">lfnvdfkvdfkv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8:17:39.339076776</meta:creation-date>
    <dc:date>2018-04-15T18:18:36.713948398</dc:date>
    <meta:editing-duration>PT1M1S</meta:editing-duration>
    <meta:editing-cycles>1</meta:editing-cycles>
    <meta:document-statistic meta:table-count="0" meta:image-count="0" meta:object-count="0" meta:page-count="1" meta:paragraph-count="5" meta:word-count="23" meta:character-count="65" meta:non-whitespace-character-count="65"/>
    <meta:generator>LibreOffice/5.3.7.2$Linux_X86_64 LibreOffice_project/6b8ed514a9f8b44d37a1b96673cbbdd077e24059</meta:generator>
  </office:meta>
</office:document-meta>
</file>